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VariableArgumentResolverTests.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tinationVariableArgumentResolverTests.variab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VariableArgumentResolverTests.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VariableArgumentResolverTests.varia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VariableArgumentResolverTests.ini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ArgumentResolverTests.not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